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fo:language="de" fo:country="DE" officeooo:rsid="0082a09a" officeooo:paragraph-rsid="00602e19"/>
    </style:style>
    <style:style style:name="P24" style:family="paragraph" style:parent-style-name="Text_20_body">
      <style:text-properties officeooo:paragraph-rsid="005cba36"/>
    </style:style>
    <style:style style:name="P25" style:family="paragraph" style:parent-style-name="Text_20_body">
      <style:text-properties officeooo:paragraph-rsid="0061be3c"/>
    </style:style>
    <style:style style:name="P26" style:family="paragraph" style:parent-style-name="Text_20_body">
      <style:text-properties officeooo:paragraph-rsid="00a77484"/>
    </style:style>
    <style:style style:name="P27" style:family="paragraph" style:parent-style-name="Text_20_body">
      <style:text-properties officeooo:paragraph-rsid="00b21857"/>
    </style:style>
    <style:style style:name="P28" style:family="paragraph" style:parent-style-name="Text_20_body" style:list-style-name="L1">
      <style:text-properties fo:language="de" fo:country="DE" officeooo:rsid="00a77484" officeooo:paragraph-rsid="00b21857"/>
    </style:style>
    <style:style style:name="P29" style:family="paragraph" style:parent-style-name="Text_20_body">
      <style:text-properties fo:language="de" fo:country="DE" officeooo:rsid="00a77484" officeooo:paragraph-rsid="00a77484"/>
    </style:style>
    <style:style style:name="P30" style:family="paragraph" style:parent-style-name="Text_20_body" style:list-style-name="L1">
      <style:paragraph-properties fo:margin-top="0cm" fo:margin-bottom="0cm" loext:contextual-spacing="false"/>
    </style:style>
    <style:style style:name="P31" style:family="paragraph" style:parent-style-name="Text_20_body" style:list-style-name="L1">
      <style:paragraph-properties fo:margin-top="0cm" fo:margin-bottom="0cm" loext:contextual-spacing="false"/>
      <style:text-properties officeooo:paragraph-rsid="00b272d0"/>
    </style:style>
    <style:style style:name="P32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21857" officeooo:paragraph-rsid="00b21857"/>
    </style:style>
    <style:style style:name="P33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21857" officeooo:paragraph-rsid="00b272d0"/>
    </style:style>
    <style:style style:name="P34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46ebb" officeooo:paragraph-rsid="00b46ebb"/>
    </style:style>
    <style:style style:name="P35" style:family="paragraph" style:parent-style-name="Heading_20_1">
      <style:text-properties fo:language="de" fo:country="DE"/>
    </style:style>
    <style:style style:name="P36" style:family="paragraph" style:parent-style-name="Heading_20_1">
      <style:text-properties fo:language="de" fo:country="DE" officeooo:paragraph-rsid="00b21857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612ac"/>
    </style:style>
    <style:style style:name="T59" style:family="text">
      <style:text-properties fo:language="de" fo:country="DE" officeooo:rsid="00602e19"/>
    </style:style>
    <style:style style:name="T60" style:family="text">
      <style:text-properties fo:language="de" fo:country="DE" officeooo:rsid="00a88daa"/>
    </style:style>
    <style:style style:name="T61" style:family="text">
      <style:text-properties fo:language="de" fo:country="DE" officeooo:rsid="00a77484"/>
    </style:style>
    <style:style style:name="T62" style:family="text">
      <style:text-properties fo:language="de" fo:country="DE" officeooo:rsid="00aa9d92"/>
    </style:style>
    <style:style style:name="T63" style:family="text">
      <style:text-properties fo:language="de" fo:country="DE" officeooo:rsid="00ad6388"/>
    </style:style>
    <style:style style:name="T64" style:family="text">
      <style:text-properties fo:language="de" fo:country="DE" officeooo:rsid="00b21857"/>
    </style:style>
    <style:style style:name="T65" style:family="text">
      <style:text-properties fo:language="de" fo:country="DE" officeooo:rsid="00b272d0"/>
    </style:style>
    <style:style style:name="T66" style:family="text">
      <style:text-properties fo:language="de" fo:country="DE" officeooo:rsid="00b3cf8e"/>
    </style:style>
    <style:style style:name="T67" style:family="text">
      <style:text-properties fo:language="de" fo:country="DE" officeooo:rsid="00b46ebb"/>
    </style:style>
    <style:style style:name="T68" style:family="text">
      <style:text-properties fo:language="de" fo:country="DE" officeooo:rsid="00b54db1"/>
    </style:style>
    <style:style style:name="T69" style:family="text">
      <style:text-properties fo:language="de" fo:country="DE" officeooo:rsid="00b6a9c0"/>
    </style:style>
    <style:style style:name="T70" style:family="text">
      <style:text-properties fo:language="de" fo:country="DE" officeooo:rsid="00b6c38f"/>
    </style:style>
    <style:style style:name="T71" style:family="text">
      <style:text-properties fo:language="de" fo:country="DE" officeooo:rsid="00b7fc19"/>
    </style:style>
    <style:style style:name="T72" style:family="text">
      <style:text-properties fo:language="de" fo:country="DE" officeooo:rsid="00b87735"/>
    </style:style>
    <style:style style:name="T73" style:family="text">
      <style:text-properties fo:language="de" fo:country="DE" officeooo:rsid="00b8c467"/>
    </style:style>
    <style:style style:name="T74" style:family="text">
      <style:text-properties fo:language="de" fo:country="DE" officeooo:rsid="00bc7355"/>
    </style:style>
    <style:style style:name="T75" style:family="text">
      <style:text-properties fo:language="de" fo:country="DE" officeooo:rsid="00bd5dc8"/>
    </style:style>
    <style:style style:name="T76" style:family="text">
      <style:text-properties fo:language="de" fo:country="DE" officeooo:rsid="00bf1888"/>
    </style:style>
    <style:style style:name="T77" style:family="text">
      <style:text-properties officeooo:rsid="009612ac"/>
    </style:style>
    <style:style style:name="T78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79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80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81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82" style:family="text">
      <style:text-properties officeooo:rsid="00b46e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5" text:outline-level="1">Ziel</text:h>
      <text:p text:style-name="P1">Sprachlehrer-Webseite für mich</text:p>
      <text:h text:style-name="P36" text:outline-level="1">Schritte</text:h>
      <text:list xml:id="list2758273932" text:style-name="L1">
        <text:list-header>
          <text:p text:style-name="P28"/>
        </text:list-header>
      </text:list>
      <text:p text:style-name="P27"><text:span text:style-name="T61">Login-Funktion: Anmelden, Begrüßungsseite, Abmelden<text:line-break/></text:span><text:span text:style-name="T63">-Seite /</text:span><text:span text:style-name="T66">account</text:span><text:span text:style-name="T63"> mit Begrüßung (später: Kalender, Buchung, Lernmaterialien etc.)<text:line-break/></text:span><text:span text:style-name="T69">--Loginseite ändern, PWD abfragen</text:span><text:span text:style-name="T70"><text:tab/><text:tab/><text:tab/></text:span><text:span text:style-name="T73"><text:tab/><text:tab/><text:tab/><text:tab/><text:tab/><text:tab/>v</text:span><text:span text:style-name="T70"><text:line-break/></text:span><text:span text:style-name="T72">--Create page /account</text:span><text:span text:style-name="T70"><text:tab/><text:tab/><text:tab/><text:tab/><text:tab/><text:tab/></text:span><text:span text:style-name="T73"><text:tab/><text:tab/><text:tab/><text:tab/></text:span><text:span text:style-name="T70">v</text:span><text:span text:style-name="T63"><text:line-break/></text:span><text:span text:style-name="T68">--Logindaten abfragen (mit Dummy-Antwort), an /</text:span><text:span text:style-name="T71">account</text:span><text:span text:style-name="T68"> weiterleiten<text:line-break/></text:span><text:span text:style-name="T74">---store wird nicht gefunden</text:span><text:span text:style-name="T75">!</text:span><text:span text:style-name="T76"> -&gt;vuex installiert?</text:span><text:span text:style-name="T68"><text:line-break/></text:span><text:span text:style-name="T63"><text:line-break/></text:span><text:span text:style-name="T64">-Beispielcode (vue-auth-example):</text:span></text:p>
      <text:list xml:id="list203225800219739" text:continue-numbering="true" text:style-name="L1">
        <text:list-item>
          <text:p text:style-name="P32">app.vue:</text:p>
          <text:list>
            <text:list-item>
              <text:p text:style-name="P32">created(): if authenticated then dispatch user request</text:p>
            </text:list-item>
          </text:list>
        </text:list-item>
        <text:list-item>
          <text:p text:style-name="P32">home/index.vue: </text:p>
          <text:list>
            <text:list-item>
              <text:p text:style-name="P33">&lt;template&gt;: If not authenticated, then show introductory message</text:p>
            </text:list-item>
            <text:list-item>
              <text:p text:style-name="P31"><text:span text:style-name="T65">computed.loading():</text:span><text:span text:style-name="T31"> return this.authStatus === 'loading' &amp;&amp; !this.isAuthenticated</text:span></text:p>
            </text:list-item>
          </text:list>
        </text:list-item>
        <text:list-item>
          <text:p text:style-name="P34">login/index.vue:</text:p>
          <text:list>
            <text:list-item>
              <text:p text:style-name="P30"><text:span text:style-name="T67">login(): </text:span><text:span text:style-name="T31">this.$store.dispatch(AUTH_REQUEST, { username, password }).then(() =&gt; {<text:line-break/></text:span>this.$router.push('/')<text:span text:style-name="T82">....</text:span></text:p>
            </text:list-item>
          </text:list>
        </text:list-item>
        <text:list-item>
          <text:p text:style-name="P30"/>
          <text:list>
            <text:list-item>
              <text:p text:style-name="P34"/>
            </text:list-item>
            <text:list-item>
              <text:p text:style-name="P33">--</text:p>
            </text:list-item>
          </text:list>
        </text:list-item>
      </text:list>
      <text:p text:style-name="P29"/>
      <text:p text:style-name="P29"/>
      <text:p text:style-name="P26"><text:span text:style-name="T61">Edit-Funktion für Vokabeln<text:line-break/></text:span><text:span text:style-name="T62">-Add button<text:tab/><text:tab/><text:tab/><text:tab/><text:tab/><text:tab/><text:tab/><text:tab/><text:tab/><text:tab/><text:tab/><text:tab/>v<text:line-break/>-Warum findet Update in DB nicht statt?<text:tab/><text:tab/><text:tab/><text:tab/><text:tab/><text:tab/><text:tab/><text:tab/>V</text:span><text:span text:style-name="T32"><text:line-break/></text:span></text:p>
      <text:p text:style-name="Text_20_body"><text:span text:style-name="T32">D</text:span><text:span text:style-name="T59">isplay Vocabs in website</text:span><text:span text:style-name="T34">/ allow to add &amp; remove</text:span><text:span text:style-name="T60"><text:tab/><text:tab/><text:tab/><text:tab/><text:tab/><text:tab/><text:tab/>v</text:span><text:span text:style-name="T59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</text:span><text:soft-page-break/><text:span text:style-name="T39"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pan text:style-name="T45">-Delete vocab<text:line-break/></text:span><text:span text:style-name="T55">--Select all-Checkbo</text:span><text:span text:style-name="T56">x: Wie wähle ich Checkboxes per Funktion aus?<text:line-break/></text:span><text:span text:style-name="T57">→</text:span><text:span text:style-name="T58">List "selected" mit keys (German vocab)/ <text:line-break/>→</text:span><text:span text:style-name="T78">input</text:span><text:span text:style-name="T79"> </text:span><text:span text:style-name="T80">type</text:span><text:span text:style-name="T79">=</text:span><text:span text:style-name="T81">"checkbox"</text:span><text:span text:style-name="T79"> </text:span><text:span text:style-name="T80">:value</text:span><text:span text:style-name="T79">="</text:span><text:span text:style-name="T80">vocab</text:span><text:span text:style-name="T79">.</text:span><text:span text:style-name="T80">german</text:span><text:span text:style-name="T79">" </text:span><text:span text:style-name="T80">v-model</text:span><text:span text:style-name="T79">="</text:span><text:span text:style-name="T80">selected</text:span><text:span text:style-name="T79">"<text:line-break/></text:span><text:span text:style-name="T77">-Funktion "delete selected vocabs"<text:line-break/>--Add button for delete<text:tab/><text:tab/><text:tab/><text:tab/><text:tab/><text:tab/><text:tab/><text:tab/><text:tab/><text:tab/>v<text:line-break/>--What does a delete-request look like?<text:line-break/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3"/>
      <text:p text:style-name="P23"/>
      <text:p text:style-name="P25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oft-page-break/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24"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7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<text:soft-page-break/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<text:soft-page-break/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_64 LibreOffice_project/90f8dcf33c87b3705e78202e3df5142b201bd805</meta:generator>
    <dc:date>2019-04-07T20:32:24.565000000</dc:date>
    <meta:editing-duration>P28DT10H51M29S</meta:editing-duration>
    <meta:editing-cycles>171</meta:editing-cycles>
    <meta:document-statistic meta:table-count="0" meta:image-count="0" meta:object-count="0" meta:page-count="5" meta:paragraph-count="41" meta:word-count="720" meta:character-count="5535" meta:non-whitespace-character-count="4414"/>
  </office:meta>
</office:document-meta>
</file>